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1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5f02ef8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6d474af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522f89d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19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20" style:family="paragraph" style:parent-style-name="Standard" style:list-style-name="L13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74560d5" style:font-weight-asian="normal" style:font-weight-complex="normal" fo:hyphenate="true" fo:hyphenation-remain-char-count="2" fo:hyphenation-push-char-count="2" loext:hyphenation-no-caps="false"/>
    </style:style>
    <style:style style:name="P21" style:family="paragraph" style:parent-style-name="Standard" style:list-style-name="L14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74560d5" style:font-weight-asian="normal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74560d5" style:font-weight-asian="bold" style:font-weight-complex="bold" fo:hyphenate="true" fo:hyphenation-remain-char-count="2" fo:hyphenation-push-char-count="2" loext:hyphenation-no-caps="false"/>
    </style:style>
    <style:style style:name="P23" style:family="paragraph" style:parent-style-name="Standard" style:list-style-name="L1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7442798" officeooo:paragraph-rsid="07442798" fo:background-color="transparent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7446bd9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3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/>
      <style:text-properties style:font-name="Times New Roman" fo:font-size="12pt" fo:language="uk" fo:country="UA" fo:font-weight="normal" officeooo:rsid="07442798" officeooo:paragraph-rsid="07450348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3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/>
      <style:text-properties style:font-name="Times New Roman" fo:font-size="12pt" fo:language="uk" fo:country="UA" fo:font-weight="normal" officeooo:rsid="07442798" officeooo:paragraph-rsid="0750293f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1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75e397d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1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75f536f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1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75fa4e2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1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7611b82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74560d5"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74f8754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fo:background-color="#ffffff" loext:char-shading-value="0" style:font-weight-asian="bold"/>
    </style:style>
    <style:style style:name="T5" style:family="text">
      <style:text-properties fo:language="uk" fo:country="UA" fo:font-weight="bold" style:font-weight-asian="bold" style:font-weight-complex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font-weight="bold" officeooo:rsid="074284d9" style:font-name-asian="Times New Roman1" style:font-weight-asian="bold" style:font-size-complex="14pt"/>
    </style:style>
    <style:style style:name="T9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0" style:family="text">
      <style:text-properties officeooo:rsid="0012bbd1"/>
    </style:style>
    <style:style style:name="T11" style:family="text">
      <style:text-properties fo:font-size="12pt" fo:language="uk" fo:country="UA" fo:font-weight="normal" officeooo:rsid="073eec8c" fo:background-color="transparent" loext:char-shading-value="0" style:font-size-asian="12pt" style:font-weight-asian="normal" style:font-size-complex="12pt" style:font-weight-complex="bold"/>
    </style:style>
    <style:style style:name="T12" style:family="text">
      <style:text-properties style:font-size-asian="12pt"/>
    </style:style>
    <style:style style:name="T13" style:family="text">
      <style:text-properties style:font-size-asian="12pt" style:font-weight-complex="bold"/>
    </style:style>
    <style:style style:name="T14" style:family="text">
      <style:text-properties officeooo:rsid="073eec8c" style:font-size-asian="12pt" style:font-weight-complex="bold"/>
    </style:style>
    <style:style style:name="T15" style:family="text">
      <style:text-properties officeooo:rsid="07634019" style:font-size-asian="12pt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902in" draw:visible-area-height="1.9902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ІНІСТЕРСТВО ОСВІТИ І НАУКИ УКРАЇНИ</text:p>
      <text:p text:style-name="P7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7">Лабораторна робота №</text:span><text:span text:style-name="T8">8</text:span></text:p>
      <text:p text:style-name="P13"><text:span text:style-name="T7"><text:line-break/></text:span><text:span text:style-name="T3">з дисципліни «Організація комп’ютерних мереж</text:span><text:span text:style-name="T9">»</text:span></text:p>
      <text:p text:style-name="P18"/>
      <text:p text:style-name="P14"><text:span text:style-name="T4">на тему: </text:span><text:span text:style-name="T6">«Адміністрування комп’ютерної мережі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Є.</text:p>
      <text:p text:style-name="P3">Прийня<text:span text:style-name="T10">в</text:span>: </text:p>
      <text:p text:style-name="P10">Івченко Ю.М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31"><text:span text:style-name="T5">Тема. </text:span><text:span text:style-name="T11">Адміністрування комп’ютерної мережі.</text:span></text:p>
      <text:p text:style-name="P22">Мета.</text:p>
      <text:list xml:id="list3186176770" text:style-name="L13">
        <text:list-item>
          <text:p text:style-name="P20">Ознайомитись з основними обов’язками і можливостями адміністратора мережі (на прикладі Windows NT Server).</text:p>
        </text:list-item>
        <text:list-item>
          <text:p text:style-name="P20">Отримати практичні навички щодо дозволу і заборони сумісного використання каталогу.</text:p>
        </text:list-item>
        <text:list-item>
          <text:p text:style-name="P20">Отримати практичні навички створення і видалення облікового запису користувача.</text:p>
        </text:list-item>
        <text:list-item>
          <text:p text:style-name="P20">Ознайомитися з можливостями управління продуктивністю мережі.</text:p>
        </text:list-item>
      </text:list>
      <text:p text:style-name="P22">Порядок виконання роботи.</text:p>
      <text:list xml:id="list141825660" text:style-name="L14">
        <text:list-item>
          <text:p text:style-name="P21">Ознайомтесь з основними обов’язками і можливостями адміністратора мережі (на прикладі Windows NT Server).</text:p>
        </text:list-item>
        <text:list-item>
          <text:p text:style-name="P21">Передайте каталог у сумісне використання (Lab_adm1).</text:p>
        </text:list-item>
        <text:list-item>
          <text:p text:style-name="P21">Скасуйте сумісне використання каталогу.</text:p>
        </text:list-item>
        <text:list-item>
          <text:p text:style-name="P21">Управління обліковими записами користувачів (створити та видалити обліковий запис) (Lab_adm2).</text:p>
        </text:list-item>
        <text:list-item>
          <text:p text:style-name="P21">Управління групами користувачів (створити та видалити групу) (Lab_adm3).</text:p>
        </text:list-item>
        <text:list-item>
          <text:p text:style-name="P21">Управління продуктивністю мережі (Lab_adm4).</text:p>
        </text:list-item>
      </text:list>
      <text:p text:style-name="P16"><text:s/></text:p>
      <text:p text:style-name="P32">Короткий опис команд для організації управління сумісним використанням</text:p>
      <text:p text:style-name="P32">каталогу, обліковими записами користувачів і групами користувачів</text:p>
      <text:list xml:id="list3600426255" text:style-name="L3">
        <text:list-item>
          <text:list>
            <text:list-header>
              <text:p text:style-name="P26"><text:span text:style-name="T14">T</text:span><text:span text:style-name="T13">ODO</text:span></text:p>
            </text:list-header>
          </text:list>
        </text:list-item>
      </text:list>
      <text:p text:style-name="P32">Короткий опис можливостей управління продуктивністю мережі</text:p>
      <text:list xml:id="list202323285934629" text:continue-numbering="true" text:style-name="L3">
        <text:list-item>
          <text:list>
            <text:list-header>
              <text:p text:style-name="P25"><text:span text:style-name="T14">T</text:span><text:span text:style-name="T13">ODO</text:span></text:p>
            </text:list-header>
          </text:list>
        </text:list-item>
      </text:list>
      <text:p text:style-name="P17">Висновки</text:p>
      <text:p text:style-name="P24"><text:span text:style-name="T14">T</text:span><text:span text:style-name="T13">ODO</text:span></text:p>
      <text:p text:style-name="P15">Контрольні питання</text:p>
      <text:list xml:id="list3861792664" text:style-name="L15">
        <text:list-item>
          <text:p text:style-name="P23"><text:span text:style-name="T12">5 категорій управління локальною мережею, що визначені ISO.</text:span></text:p>
          <text:p text:style-name="P27"><text:span text:style-name="T14">T</text:span><text:span text:style-name="T13">ODO</text:span></text:p>
        </text:list-item>
        <text:list-item>
          <text:p text:style-name="P23"><text:span text:style-name="T12">4 типи продуктів для управління ЛОМ, </text:span><text:span text:style-name="T15">які</text:span><text:span text:style-name="T12"> працюю</text:span><text:span text:style-name="T15">ть </text:span><text:span text:style-name="T12">з п’ятьма категоріями ISO (КВП, мережеві монітори, мережеві аналізатори, інтегровані системи управління мережами).</text:span></text:p>
          <text:p text:style-name="P28"><text:span text:style-name="T14">T</text:span><text:span text:style-name="T13">ODO</text:span></text:p>
        </text:list-item>
        <text:list-item>
          <text:p text:style-name="P23"><text:span text:style-name="T12">Основні функції адміністратора.</text:span></text:p>
          <text:p text:style-name="P28"><text:span text:style-name="T14">T</text:span><text:span text:style-name="T13">ODO</text:span></text:p>
        </text:list-item>
        <text:list-item>
          <text:p text:style-name="P23"><text:span text:style-name="T12">RAID.</text:span></text:p>
          <text:p text:style-name="P29"><text:span text:style-name="T14">T</text:span><text:span text:style-name="T13">ODO</text:span></text:p>
        </text:list-item>
        <text:list-item>
          <text:p text:style-name="P23"><text:span text:style-name="T12">До якої категорії управління ЛОМ ISO відносяться відповідно Lab_adm1, Lab_adm2, Lab_adm3, Lab_adm4?</text:span></text:p>
          <text:p text:style-name="P30"><text:span text:style-name="T14">T</text:span><text:span text:style-name="T13">ODO</text:span></text:p>
        </text:list-item>
        <text:list-item>
          <text:p text:style-name="P23"><text:span text:style-name="T12">До якого рівня RAID відноситься Disk duplexing (дублювання)?</text:span></text:p>
          <text:p text:style-name="P30"><text:span text:style-name="T14">T</text:span><text:span text:style-name="T13">ODO</text:span></text:p>
        </text:list-item>
        <text:list-item>
          <text:p text:style-name="P23"><text:span text:style-name="T12">Чим відрізняються Disk mirroring (дзеркальне відображення дисків) і Disk duplexing (дублювання)?</text:span></text:p>
          <text:p text:style-name="P30"><text:span text:style-name="T14">T</text:span><text:span text:style-name="T13">ODO</text:span></text:p>
        </text:list-item>
        <text:list-item>
          <text:p text:style-name="P23"><text:span text:style-name="T12">Які рівні RAID підтримує Windows NT Server?</text:span></text:p>
          <text:p text:style-name="P30"><text:span text:style-name="T14">T</text:span><text:span text:style-name="T13">ODO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Стиль2" style:family="paragraph" style:parent-style-name="М_5f_осн_5f_текст" style:default-outline-level="">
      <style:paragraph-properties fo:margin-left="0in" fo:margin-right="0in" fo:margin-top="0.1665in" fo:margin-bottom="0.0835in" style:contextual-spacing="false" fo:text-align="center" style:justify-single-word="false" fo:text-indent="0in" style:auto-text-indent="false"/>
      <style:text-properties fo:language="uk" fo:country="UA" fo:font-weight="bold" style:font-weight-asian="bold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5-12T20:23:22.232803278</dc:date>
    <meta:editing-duration>PT22H9M10S</meta:editing-duration>
    <meta:editing-cycles>1755</meta:editing-cycles>
    <meta:generator>LibreOffice/7.2.6.2$Linux_X86_64 LibreOffice_project/20$Build-2</meta:generator>
    <meta:document-statistic meta:table-count="0" meta:image-count="0" meta:object-count="1" meta:page-count="3" meta:paragraph-count="52" meta:word-count="250" meta:character-count="1943" meta:non-whitespace-character-count="1755"/>
  </office:meta>
</office:document-meta>
</file>